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officeooo:rsid="000d020d" officeooo:paragraph-rsid="000d020d"/>
    </style:style>
    <style:style style:name="P2" style:family="paragraph" style:parent-style-name="Standard">
      <style:paragraph-properties fo:line-height="200%"/>
      <style:text-properties officeooo:rsid="000e2af3" officeooo:paragraph-rsid="000e2af3"/>
    </style:style>
    <style:style style:name="P3" style:family="paragraph" style:parent-style-name="Standard">
      <style:paragraph-properties fo:line-height="200%"/>
      <style:text-properties officeooo:rsid="000e2af3" officeooo:paragraph-rsid="00156fdf"/>
    </style:style>
    <style:style style:name="P4" style:family="paragraph" style:parent-style-name="Standard">
      <style:paragraph-properties fo:line-height="200%"/>
      <style:text-properties officeooo:rsid="000e2af3" officeooo:paragraph-rsid="002020ef"/>
    </style:style>
    <style:style style:name="P5" style:family="paragraph" style:parent-style-name="Standard">
      <style:paragraph-properties fo:line-height="200%"/>
      <style:text-properties officeooo:rsid="000e2af3" officeooo:paragraph-rsid="0024939e"/>
    </style:style>
    <style:style style:name="P6" style:family="paragraph" style:parent-style-name="Standard">
      <style:paragraph-properties fo:line-height="200%" fo:text-align="start" style:justify-single-word="false"/>
      <style:text-properties officeooo:rsid="0024939e" officeooo:paragraph-rsid="0024939e"/>
    </style:style>
    <style:style style:name="P7" style:family="paragraph" style:parent-style-name="Standard">
      <style:paragraph-properties fo:line-height="200%"/>
      <style:text-properties officeooo:rsid="0025adcb" officeooo:paragraph-rsid="0025adcb"/>
    </style:style>
    <style:style style:name="P8" style:family="paragraph" style:parent-style-name="Standard">
      <style:paragraph-properties fo:line-height="200%"/>
      <style:text-properties officeooo:rsid="00274e4e" officeooo:paragraph-rsid="003914fa"/>
    </style:style>
    <style:style style:name="P9" style:family="paragraph" style:parent-style-name="Standard">
      <style:paragraph-properties fo:line-height="200%"/>
      <style:text-properties officeooo:rsid="00274e4e" officeooo:paragraph-rsid="006b74fa"/>
    </style:style>
    <style:style style:name="P10" style:family="paragraph" style:parent-style-name="Standard">
      <style:paragraph-properties fo:line-height="200%"/>
      <style:text-properties officeooo:rsid="0047bc98" officeooo:paragraph-rsid="0047bc98"/>
    </style:style>
    <style:style style:name="P11" style:family="paragraph" style:parent-style-name="Standard">
      <style:paragraph-properties fo:line-height="200%"/>
      <style:text-properties officeooo:rsid="004854ea" officeooo:paragraph-rsid="004dd236"/>
    </style:style>
    <style:style style:name="P12" style:family="paragraph" style:parent-style-name="Standard">
      <style:paragraph-properties fo:line-height="200%"/>
      <style:text-properties officeooo:rsid="004854ea" officeooo:paragraph-rsid="006fb805"/>
    </style:style>
    <style:style style:name="P13" style:family="paragraph" style:parent-style-name="Standard">
      <style:paragraph-properties fo:line-height="200%"/>
      <style:text-properties officeooo:rsid="0055a17f" officeooo:paragraph-rsid="0055a17f"/>
    </style:style>
    <style:style style:name="P14" style:family="paragraph" style:parent-style-name="Standard">
      <style:paragraph-properties fo:line-height="200%"/>
      <style:text-properties officeooo:rsid="00577b9b" officeooo:paragraph-rsid="006cc21b"/>
    </style:style>
    <style:style style:name="P15" style:family="paragraph" style:parent-style-name="Standard">
      <style:paragraph-properties fo:line-height="200%"/>
      <style:text-properties officeooo:rsid="002daf9f" officeooo:paragraph-rsid="002daf9f"/>
    </style:style>
    <style:style style:name="P16" style:family="paragraph" style:parent-style-name="Standard">
      <style:paragraph-properties fo:line-height="200%"/>
      <style:text-properties officeooo:rsid="00580483" officeooo:paragraph-rsid="006cc21b"/>
    </style:style>
    <style:style style:name="P17" style:family="paragraph" style:parent-style-name="Standard">
      <style:paragraph-properties fo:line-height="200%"/>
      <style:text-properties officeooo:rsid="00488b90" officeooo:paragraph-rsid="006fb805"/>
    </style:style>
    <style:style style:name="T1" style:family="text">
      <style:text-properties officeooo:rsid="000f5695"/>
    </style:style>
    <style:style style:name="T2" style:family="text">
      <style:text-properties style:text-position="super 58%" officeooo:rsid="000f5695"/>
    </style:style>
    <style:style style:name="T3" style:family="text">
      <style:text-properties style:text-position="super 58%" officeooo:rsid="0029c0ea"/>
    </style:style>
    <style:style style:name="T4" style:family="text">
      <style:text-properties officeooo:rsid="00156fdf"/>
    </style:style>
    <style:style style:name="T5" style:family="text">
      <style:text-properties officeooo:rsid="001d2d8d"/>
    </style:style>
    <style:style style:name="T6" style:family="text">
      <style:text-properties officeooo:rsid="0024ba6b"/>
    </style:style>
    <style:style style:name="T7" style:family="text">
      <style:text-properties officeooo:rsid="0027019a"/>
    </style:style>
    <style:style style:name="T8" style:family="text">
      <style:text-properties officeooo:rsid="0027ef22"/>
    </style:style>
    <style:style style:name="T9" style:family="text">
      <style:text-properties officeooo:rsid="0029c0ea"/>
    </style:style>
    <style:style style:name="T10" style:family="text">
      <style:text-properties officeooo:rsid="00488b90"/>
    </style:style>
    <style:style style:name="T11" style:family="text">
      <style:text-properties officeooo:rsid="00580483"/>
    </style:style>
    <style:style style:name="T12" style:family="text">
      <style:text-properties officeooo:rsid="006e2702"/>
    </style:style>
    <style:style style:name="T13" style:family="text">
      <style:text-properties officeooo:rsid="00703851"/>
    </style:style>
    <style:style style:name="T14" style:family="text">
      <style:text-properties officeooo:rsid="0072299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fessor Nick Bear Brown</text:p>
      <text:p text:style-name="P2">CS 3200</text:p>
      <text:p text:style-name="P1"><text:span text:style-name="T13">1</text:span> <text:span text:style-name="T13">May</text:span>, 2015</text:p>
      <text:p text:style-name="P6"/>
      <text:p text:style-name="P6"><text:span text:style-name="T6">1. </text:span>Introduction and Data Sources</text:p>
      <text:p text:style-name="P5"><text:tab/>The data sources we used to populate our tables <text:span text:style-name="T12">consisted of</text:span> Twitter, Yahoo Finance, and NASDAQ. <text:span text:style-name="T1">We started off by obtaining <text:s/>a csv formatted list of the NASDAQ-100 list from the NASDAQ website. The file is located at '/scripts/' and is titled 'nasdaq100list.csv'. The NASDAQ-100 list is an index based on market capitalization and is composed of the equity securities issued by the 100 largest companies that are listed on the NASDAQ. <text:s/>Since the list is determined by market capitalization, we effectively obtained a list of the 100 largest companies listed on the NASDAQ as of Friday, March 27</text:span><text:span text:style-name="T2">th</text:span><text:span text:style-name="T1">, 2015. The only two pieces of information we pulled from this document include the name of the company and it's corresponding stock symbol, both of which are contained in the first two columns. Additionally from the NASDAQ site we downloaded a csv file containing information about all of the companies listed on the NASDAQ. This file is titled 'companylist.csv' and is located at '/scripts/'. This document is also up to date as of Marth 27</text:span><text:span text:style-name="T2">th</text:span><text:span text:style-name="T1">, 2015. However, the only information we obtain from this document is the sector and industry of a given company, and these are not subject to frequent change. </text:span></text:p>
      <text:p text:style-name="P3"><text:tab/><text:span text:style-name="T4">In order to obtain stock data for a given ticker, we used the Yahoo Finance database, and queried it using two methods. One method included accessing the stock data through the Yahoo Finance Python API, located here: </text:span><text:a xlink:type="simple" xlink:href="https://pypi.python.org/pypi/yahoo-finance/1.1.4"><text:span text:style-name="T4">https://pypi.python.org/pypi/yahoo-finance/1.1.4</text:span></text:a><text:span text:style-name="T4">. This API dealt with all the calls to Yahoo Finance and returned an instance of a class with all of the available fields filled in and corresponding accessors providing access to the queried data. The second method we used entailed using some open sourced code written by Gurchet Rai. The stockretriever.py script written by Rai queries the Yahoo Finance database using YQL, and formatting the resulting data is a Python </text:span><text:soft-page-break/><text:span text:style-name="T4">dictionary. We obtained analyst data about each stock from this system, including earnings per share estimates. </text:span></text:p>
      <text:p text:style-name="P4"><text:tab/><text:span text:style-name="T5">In order to populate the Tweets and Users table, we queried Twitter via the Tweepy API and extracted the data we needed from the Result objects returned by Tweepy. We built our querries to Tweepy from the stock symbols obtained from the 'nasdaq100list.csv' file. We extracted the symbol and prepended a '$' in order to indicate to Twitter that we were interested in tweets tagged with the given stock symbol, not just corresponding text. From the list of resulting tweets, we populated the tweets table, the user table and updated the corresponding mapping tables. </text:span></text:p>
      <text:p text:style-name="P4"/>
      <text:p text:style-name="P7">2. <text:s/><text:span text:style-name="T7">Audit by data source</text:span></text:p>
      <text:p text:style-name="P15">nasdaq.com:</text:p>
      <text:p text:style-name="P9"><text:tab/>The two csv files <text:span text:style-name="T8">'nasdaq100list.csv'</text:span> <text:span text:style-name="T8">and 'companylist.csv' were </text:span>obtained from <text:a xlink:type="simple" xlink:href="http://www.nasdaq.com/"><text:span text:style-name="T9">www.nasdaq.com</text:span></text:a><text:span text:style-name="T9">, which is a reliable source in terms of the accuracy and completeness of the two downloaded files. These files contain information that is up to date as of March 27</text:span><text:span text:style-name="T3">th</text:span><text:span text:style-name="T9">, 2015. However, at the time of writing of this report, all of the information is up to date. Since we only obtained symbol and name information from the 'nasdaq100list.cvs' file, we will ignore the quality of the other columns. The symbols column is completely uniform and accurate, with all the symbols consisting only of upper-case letters. It is also complete, since there are 107 symbols present and only 100 companies represented. <text:tab/></text:span></text:p>
      <text:p text:style-name="P9"><text:span text:style-name="T9"><text:tab/>The 'companylist.csv' file of similar quality to the first list. This list contains information pertaining to every company listed on NASDAQ. However, we are only interested in the 'Symbol', 'Sector' and 'industry' columns. Every symbol contained in 'nasdaq100list.csv' is also contained in 'comapnylist.csv', which indicates that 'companylist.csv' is complete. Not every company has a corresponding Sector and industry entry, and the ones that are missing are marked 'n/a'. However, at least 99% of the companies do have sector and industry data. By examining a selection of companies </text:span><text:soft-page-break/><text:span text:style-name="T9">and their corresponding sectors and industries as reported by 'companylist.csv', we have determined that for every company that is contained in 'companylist.csv' and has sector and industry data, the sector and industry data is highly likely to be correct, as we were unable to find any counterexamples when cross-referencing the reported sectors and industries with Yahoo Finance. The symbol column of 'companylist.csv' is identical to the symbol column of 'nasdaq100list.cvs'. Both are completely uniform, with symbols composed solely of uppercase A-Z letters. The 'Sector' and 'Industry' columns are also uniform. Each significant word begins with a capital letter, and sub-industries are indicated by appending details after a ':' character. For example, 'Computer software: Programming, Data Processing'. The length of the 'Sector' and 'industry' fields are non-uniform, but are all well below the 128 character limit imposed by the structure of our database. However, a few sector, industry and company names contained apostrophes. We had to clean this data before inserting the corresponding strings into SQL insert statements, since apostrophes are used as delimiters for strings in SQL. We wrote a function that doubles any apostrophes in a given string and called this function on every string we inserted into our SQL select statements. </text:span></text:p>
      <text:p text:style-name="P8"/>
      <text:p text:style-name="P10">Yahoo! Finance:</text:p>
      <text:p text:style-name="P12"><text:tab/>Yahoo! Finance contains the most up to date and complete information on stocks of any third party providers of the information. Quotes are delayed up to fifteen minutes, but the data is obtained directly from market data vendors such as Thomson Reuters, Bloomberg, Interactive Data, SIX Telekurs, etc. <text:span text:style-name="T10">Since we did not parse the data directly from Yahoo Finance but relied on a few open source projects to scrape the data, we simply needed to ensure the completeness and accuracy of the Yahoo! Finance database, in addition to the dependability of the open source projects. We tested both open source projects on a few typical cases before inserting any of the resulting data into our tables, and found that the projects were very stable and provided data that was of the same formatting and quality as the data provided by Yahoo! Finance, although not as complete in a few cases. The Yahoo! </text:span><text:soft-page-break/><text:span text:style-name="T10">Finance database includes every statistic about a stock's performance that is available via the market vendors, in addition to including mean analyst estimated earnings per share data over the next quarter and year. Some of the more detailed statistics about the performance of stocks were not included in the <text:s/>Yahoo Finance Python API. However, they were accessible through the system written by Gurchet Rai. We combined the results returned by both open source projects in order to populate our database with data as complete, accurate and uniform as the data provided by Yahoo Finance. </text:span></text:p>
      <text:p text:style-name="P17"><text:tab/>The only flaw in the data provided by Yahoo Finance is the incompleteness of the analyst recommendation data. There are a significant number of stocks which do not have any analyst recommendation data. However, the stocks which do not have any analyst recommendation data on Yahoo Finance have not been evaluated by any major financial institution, which indicates a lack of real world data more than it does any incompleteness in the data provided by Yahoo Finance. </text:p>
      <text:p text:style-name="P17"><text:tab/>An additional problem we encountered was the fact that market capitalization and other large figures were reported by the Python Yahoo Finance API as numerical strings of the format “<text:span text:style-name="T14">x</text:span>.<text:span text:style-name="T14">y</text:span>B”, which in this example case translates to <text:span text:style-name="T14">x</text:span>,<text:span text:style-name="T14">y</text:span>00,000,000 in base 10. We had to clean these strings and reformat them as base 10 floats or integers with respect to the lettered suffix of the string and the format our database expected for a given field. </text:p>
      <text:p text:style-name="P11"/>
      <text:p text:style-name="P13">Twitter:</text:p>
      <text:p text:style-name="P14"><text:tab/>Since we used the Tweepy API to <text:span text:style-name="T14">query</text:span> Twitter and the Tweepy API is written by Twitter, we can be very confident that the data <text:span text:style-name="T11">obtained via this API is as accurate and complete as the data contained in Twitter's database. We had to clean some of the data returned by Tweepy, particularly the strings that contained apostrophes. These strings we processed in the same way as the company names that contained apostrophes. Although Twitter limits Tweet lengths to 140 characters, we provide 256 bytes of space in our database for the text of a Tweet, and trim the text data contained in a Tweet to the same length. Otherwise we did not extensively modify the data returned by the queries to Twitter. </text:span><text:soft-page-break/><text:span text:style-name="T11">When we designed out database we ensured that the types and sizes of our fields matched or exceeded those contained in Twitter's database. Therefore we did not need to perform any cleaning or reformatting. The data obtained from Twitter is complete for almost all users and tweets, with the exception of location information. To accommodate the lack of positional information about most tweets, we only specify the latitude_coord and longitude_coord when inserting data into the SM_Tweet table if they are not equal to None, and otherwise the default value of NULL is assigned to these fields for the given entry. Besides the position data for each tweet, the data required to populate every field in the SM_Tweet table is present in every tweet, indicating the completeness of the Twitter data. </text:span></text:p>
      <text:p text:style-name="P16"><text:tab/> After looking over the data contained in the text fields of the rows in our Tweet table, it looks like a lot of promotions and advertisers posted very similar things many times, which has polluted our data to some extent. However, we did not remove entries with identical text because the proliferation of specific content might influence data about a stock, and removing tweets with duplicate content obscures this information from someone using our database.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31T12:31:50.905599863</meta:creation-date>
    <meta:generator>LibreOffice/4.2.8.2$Linux_X86_64 LibreOffice_project/420m0$Build-2</meta:generator>
    <dc:date>2015-04-30T17:30:10.884548090</dc:date>
    <meta:editing-duration>PT2H43M41S</meta:editing-duration>
    <meta:editing-cycles>111</meta:editing-cycles>
    <meta:document-statistic meta:table-count="0" meta:image-count="0" meta:object-count="0" meta:page-count="5" meta:paragraph-count="18" meta:word-count="1570" meta:character-count="9685" meta:non-whitespace-character-count="8106"/>
  </office:meta>
</office:document-meta>
</file>